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Neue Frutiger W01" svg:font-family="'Neue Frutiger W01', 'Helvetica Neue', Helvetica, Arial, sans-serif"/>
    <style:font-face style:name="georgia" svg:font-family="georgia, palatino"/>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officeooo:rsid="00071bb5" officeooo:paragraph-rsid="00071bb5" style:font-size-asian="12pt" style:font-size-complex="12pt"/>
    </style:style>
    <style:style style:name="P2" style:family="paragraph" style:parent-style-name="Text_20_body">
      <style:text-properties style:font-name="Liberation Serif" fo:font-size="12pt" officeooo:rsid="00071bb5" officeooo:paragraph-rsid="00071bb5" style:font-size-asian="12pt" style:font-size-complex="12pt"/>
    </style:style>
    <style:style style:name="P3" style:family="paragraph" style:parent-style-name="Text_20_body">
      <style:text-properties officeooo:paragraph-rsid="000c8ba8"/>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T1" style:family="text">
      <style:text-properties officeooo:rsid="00071bb5"/>
    </style:style>
    <style:style style:name="T2" style:family="text">
      <style:text-properties fo:font-variant="normal" fo:text-transform="none" fo:color="#111111" style:font-name="Liberation Serif" fo:font-size="12pt" fo:letter-spacing="normal" fo:font-style="italic" fo:font-weight="normal" style:font-size-asian="12pt" style:font-size-complex="12pt" loext:padding="0in" loext:border="none"/>
    </style:style>
    <style:style style:name="T3" style:family="text">
      <style:text-properties fo:font-variant="normal" fo:text-transform="none" fo:color="#111111" style:font-name="Liberation Serif" fo:font-size="12pt" fo:letter-spacing="normal" fo:font-style="normal" fo:font-weight="normal" style:font-size-asian="12pt" style:font-size-complex="12pt" loext:padding="0in" loext:border="none"/>
    </style:style>
    <style:style style:name="T4" style:family="text">
      <style:text-properties fo:font-variant="normal" fo:text-transform="none" fo:color="#111111" fo:letter-spacing="normal" fo:font-style="normal" fo:font-weight="normal" loext:padding="0in" loext:border="none"/>
    </style:style>
    <style:style style:name="T5" style:family="text">
      <style:text-properties officeooo:rsid="000c8ba8"/>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sion 2:</text:p>
      <text:p text:style-name="P2"><text:span text:style-name="T4"/></text:p>
      <text:p text:style-name="P2"><text:span text:style-name="T4">Much of our work in network analysis and text mining can be used to support marketing analytics. </text:span></text:p>
      <text:p text:style-name="P4"><text:span text:style-name="T3">Here, you’re asked to describe how a specific organization has used (or could use) analytic measures to help achieve its marketing goals. Briefly describe the organization, its marketing goals, and the most importing measures (key performance indicators) used in support of those goals. You may take an example from your own experience, or curate a case study from the web or other sources.</text:span></text:p>
      <text:p text:style-name="P4"><text:span text:style-name="Emphasis"><text:span text:style-name="T2">Please make your initial post no later than end of day on Thursday 6/8, and reply to at least one other students post by end of day on Monday 6/12.</text:span></text:span></text:p>
      <text:p text:style-name="Text_20_body"><text:line-break/><text:span text:style-name="T1">Response:</text:span></text:p>
      <text:p text:style-name="P3"><text:span text:style-name="T5">My company uses a customer service connection software (salesforce) to manage all external communications with project teams and customers. <text:s/>This website contains thousands of inquiries, complaints, and suggestions provided to our company. <text:s/>Since I am not in the relevant department, I cannot make any claims about our marketing goals. <text:s/>However, the typical marketing goal would be to show that the company is listening to the customers by providing feedback on the most relevant issues and address the most widespread areas of concern within the customer set. <text:s/>By quickly addressing issues and increasing customer satisfaction, it would be more likely for people to recommend services they are using. <text:s/>The key performance indicators could include; number of cases (submitted forms, request etc.) which reference specific topics that indicate a mistake has been made (e.g. containing the word “error”, “missing”, “mistake”, etc.), cases which indicate the customer is frustrated or angry, cases which indicate that this is an additional inquiry since the original did not receive a response. <text:s/>By using key performance indicators, such as the ones mentioned, a company could find the most common issues that generate customer inquiries and make adjustments to fix the problem. <text:s/>By doing this, a company can present itself as a response, fast-acting, entity which listens to customer feedb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Neue Frutiger W01" svg:font-family="'Neue Frutiger W01', 'Helvetica Neue', Helvetica, Arial, sans-serif"/>
    <style:font-face style:name="georgia" svg:font-family="georgia, palatino"/>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08:54:58.520197428</meta:creation-date>
    <dc:date>2017-06-05T11:13:30.446308860</dc:date>
    <meta:editing-duration>PT6M47S</meta:editing-duration>
    <meta:editing-cycles>2</meta:editing-cycles>
    <meta:generator>LibreOffice/5.1.6.2$Linux_X86_64 LibreOffice_project/10m0$Build-2</meta:generator>
    <meta:document-statistic meta:table-count="0" meta:image-count="0" meta:object-count="0" meta:page-count="1" meta:paragraph-count="6" meta:word-count="325" meta:character-count="2048" meta:non-whitespace-character-count="1720"/>
  </office:meta>
</office:document-meta>
</file>